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228594" officeooo:paragraph-rsid="00228594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2d5733" officeooo:paragraph-rsid="002d5733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84c12" officeooo:paragraph-rsid="00184c12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none" officeooo:rsid="00184c12" officeooo:paragraph-rsid="00184c12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none" officeooo:rsid="0054793c" officeooo:paragraph-rsid="0013c727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T1" style:family="text">
      <style:text-properties officeooo:rsid="0020001d"/>
    </style:style>
    <style:style style:name="T2" style:family="text">
      <style:text-properties officeooo:rsid="003b6711"/>
    </style:style>
    <style:style style:name="T3" style:family="text">
      <style:text-properties officeooo:rsid="003e9b1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443856"/>
    </style:style>
    <style:style style:name="T6" style:family="text">
      <style:text-properties style:text-underline-style="none" officeooo:rsid="004df303"/>
    </style:style>
    <style:style style:name="T7" style:family="text">
      <style:text-properties style:text-underline-style="none" officeooo:rsid="0052e21a"/>
    </style:style>
    <style:style style:name="T8" style:family="text">
      <style:text-properties style:text-underline-style="none" officeooo:rsid="0054793c"/>
    </style:style>
    <style:style style:name="T9" style:family="text">
      <style:text-properties style:text-underline-style="none" officeooo:rsid="00702bec"/>
    </style:style>
    <style:style style:name="T10" style:family="text">
      <style:text-properties style:text-underline-style="none" officeooo:rsid="00720529"/>
    </style:style>
    <style:style style:name="T11" style:family="text">
      <style:text-properties style:text-underline-style="none" officeooo:rsid="00725d5c"/>
    </style:style>
    <style:style style:name="T12" style:family="text">
      <style:text-properties officeooo:rsid="004b0890"/>
    </style:style>
    <style:style style:name="T13" style:family="text">
      <style:text-properties officeooo:rsid="004bdf52"/>
    </style:style>
    <style:style style:name="T14" style:family="text">
      <style:text-properties officeooo:rsid="005f7437"/>
    </style:style>
    <style:style style:name="T15" style:family="text">
      <style:text-properties officeooo:rsid="00600251"/>
    </style:style>
    <style:style style:name="T16" style:family="text">
      <style:text-properties officeooo:rsid="0065e34c"/>
    </style:style>
    <style:style style:name="T17" style:family="text">
      <style:text-properties officeooo:rsid="006c3911"/>
    </style:style>
    <style:style style:name="T18" style:family="text">
      <style:text-properties style:text-position="super 58%" style:text-underline-style="none" officeooo:rsid="00720529"/>
    </style:style>
    <style:style style:name="T19" style:family="text">
      <style:text-properties style:text-position="super 58%" style:text-underline-style="none" officeooo:rsid="00725d5c"/>
    </style:style>
    <style:style style:name="T20" style:family="text">
      <style:text-properties style:text-position="super 58%" style:text-underline-style="none" officeooo:rsid="0072d5a0"/>
    </style:style>
    <style:style style:name="T21" style:family="text">
      <style:text-properties style:text-position="super 58%" style:text-underline-style="none" officeooo:rsid="00777161"/>
    </style:style>
    <style:style style:name="T22" style:family="text">
      <style:text-properties style:text-position="0% 100%"/>
    </style:style>
    <style:style style:name="T23" style:family="text">
      <style:text-properties style:text-position="0% 100%" style:text-underline-style="none" officeooo:rsid="00725d5c"/>
    </style:style>
    <style:style style:name="T24" style:family="text">
      <style:text-properties style:text-position="0% 100%" style:text-underline-style="none" officeooo:rsid="0072ce41"/>
    </style:style>
    <style:style style:name="T25" style:family="text">
      <style:text-properties style:text-position="0% 100%" style:text-underline-style="none" officeooo:rsid="0072d5a0"/>
    </style:style>
    <style:style style:name="T26" style:family="text">
      <style:text-properties style:text-position="0% 100%" style:text-underline-style="none" officeooo:rsid="00738e06"/>
    </style:style>
    <style:style style:name="T27" style:family="text">
      <style:text-properties style:text-position="0% 100%" style:text-underline-style="none" officeooo:rsid="007510c8"/>
    </style:style>
    <style:style style:name="T28" style:family="text">
      <style:text-properties style:text-position="0% 100%" style:text-underline-style="none" officeooo:rsid="0075fa4b"/>
    </style:style>
    <style:style style:name="T29" style:family="text">
      <style:text-properties style:text-position="0% 100%" style:text-underline-style="none" officeooo:rsid="0076d783"/>
    </style:style>
    <style:style style:name="T30" style:family="text">
      <style:text-properties style:text-position="0% 100%" style:text-underline-style="none" officeooo:rsid="007771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1</text:p>
      <text:p text:style-name="P1">ALT KÜMELER</text:p>
      <text:p text:style-name="P2"/>
      <text:p text:style-name="P9">Problem</text:p>
      <text:p text:style-name="P2"><text:span text:style-name="T4"><text:tab/></text:span><text:span text:style-name="T5">Given a set, find all subsets of the set except the empty set.</text:span></text:p>
      <text:p text:style-name="P2"/>
      <text:p text:style-name="P9">Input</text:p>
      <text:p text:style-name="P12"><text:tab/><text:span text:style-name="T12">Input will contain one case.</text:span></text:p>
      <text:p text:style-name="P12"><text:tab/><text:span text:style-name="T13">The first line of the input denotes the number of elements in the set. (N)</text:span></text:p>
      <text:p text:style-name="P2"><text:span text:style-name="T4"><text:tab/></text:span><text:span text:style-name="T7">T</text:span><text:span text:style-name="T6">he second line of the input contains the set itself. The elements will be distinct integers with spaces in between.</text:span></text:p>
      <text:p text:style-name="P2"><text:tab/><text:span text:style-name="T1">1&lt;=N&lt;=20</text:span></text:p>
      <text:p text:style-name="P9">Output</text:p>
      <text:p text:style-name="P2"><text:span text:style-name="T4"><text:tab/></text:span><text:span text:style-name="T8">Print all subsets of the given set except empty set, with each line containing a single subset. Print elements of a subset with spaces in between.</text:span></text:p>
      <text:p text:style-name="P2"><text:span text:style-name="T8"><text:tab/></text:span><text:span text:style-name="T9">Subset print order: </text:span><text:span text:style-name="T11">(Hint for solving in 10 lines)</text:span></text:p>
      <text:p text:style-name="P2"><text:span text:style-name="T9"><text:tab/><text:tab/></text:span><text:span text:style-name="T10">Let’s denote the first element of the set(in the given order) as 0</text:span><text:span text:style-name="T18">th</text:span><text:span text:style-name="T10"> element. </text:span><text:span text:style-name="T11">Other elements that follows are 1</text:span><text:span text:style-name="T19">st</text:span><text:span text:style-name="T11"> 2</text:span><text:span text:style-name="T19">nd</text:span><text:span text:style-name="T11"> 3</text:span><text:span text:style-name="T19">rd </text:span><text:span text:style-name="T23">… N-1</text:span><text:span text:style-name="T19">th</text:span><text:span text:style-name="T23">. Now think each subset as </text:span><text:span text:style-name="T24">a </text:span><text:span text:style-name="T23">bit stream. </text:span><text:span text:style-name="T25">For example, bit stream 000100 denotes subset that has 2</text:span><text:span text:style-name="T20">nd</text:span><text:span text:style-name="T25"> element but does not have others.</text:span></text:p>
      <text:p text:style-name="P2"><text:span text:style-name="T25"><text:tab/><text:tab/>Now, think this bit streams as numbers in base-2. </text:span><text:span text:style-name="T26">You should output the subsets which has smaller base-2 </text:span><text:span text:style-name="T27">bit streams.</text:span><text:span text:style-name="T28"> Also, for a specific subset, </text:span><text:span text:style-name="T29">first elements must be printed first. For example, </text:span><text:span text:style-name="T30">000111 like set must be printed as [0</text:span><text:span text:style-name="T21">th</text:span><text:span text:style-name="T30"> element] [1</text:span><text:span text:style-name="T21">st</text:span><text:span text:style-name="T30"> element] [2</text:span><text:span text:style-name="T21">nd</text:span><text:span text:style-name="T30"> element].</text:span></text:p>
      <text:p text:style-name="P13"/>
      <text:p text:style-name="P7"><text:span text:style-name="T14">Sample</text:span> Input</text:p>
      <text:p text:style-name="P3">2</text:p>
      <text:p text:style-name="P4">3 2</text:p>
      <text:p text:style-name="P3"/>
      <text:p text:style-name="P7"><text:span text:style-name="T15">Sample</text:span> Output</text:p>
      <text:p text:style-name="P5">3 </text:p>
      <text:p text:style-name="P5">2 </text:p>
      <text:p text:style-name="P5">3 2</text:p>
      <text:p text:style-name="P2"/>
      <text:p text:style-name="P8"><text:soft-page-break/>Time Limit</text:p>
      <text:p text:style-name="P6">C/C++/<text:span text:style-name="T3">Java</text:span>: <text:span text:style-name="T2">3 secs, Python: 6 secs</text:span></text:p>
      <text:p text:style-name="P2"/>
      <text:p text:style-name="P10">Extra Challenge<text:span text:style-name="T17">(Not necessary to get point)</text:span></text:p>
      <text:p text:style-name="P11"><text:tab/><text:span text:style-name="T16">Make the code that generates the subsets at most 10 lines. (Except reading input and stuff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25:47.168763911</dc:date>
    <meta:editing-duration>PT1H3M59S</meta:editing-duration>
    <meta:editing-cycles>80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234" meta:character-count="1308" meta:non-whitespace-character-count="1085"/>
  </office:meta>
</office:document-meta>
</file>